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 fo:wrap-option="wrap" fo:background-color="transparent"/>
    </style:style>
    <style:style style:name="ce18" style:family="table-cell" style:parent-style-name="Default" style:data-style-name="N0">
      <style:table-cell-properties fo:border="thin solid #000000" style:vertical-align="top" fo:wrap-option="wrap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9C3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3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36">
      <style:table-cell-properties fo:border="thin solid #000000" style:vertical-align="top" fo:wrap-option="wrap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/>
    </style:style>
    <style:style style:name="ce3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40" style:family="table-cell" style:parent-style-name="Default" style:data-style-name="N36">
      <style:table-cell-properties style:vertical-align="top" fo:wrap-option="wrap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114.7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24.5pt" style:use-optimal-row-height="false" fo:break-before="auto"/>
    </style:style>
    <style:style style:name="ro10" style:family="table-row">
      <style:table-row-properties style:row-height="38.2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0"/>
        <table:table-column table:style-name="co8" table:default-cell-style-name="ce40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24 déc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2" table:style-name="ce22">
            <text:p>22</text:p>
          </table:table-cell>
          <table:table-cell office:value-type="string" table:style-name="ce15">
            <text:p>Spécification de du code de l'interface</text:p>
          </table:table-cell>
          <table:table-cell office:value-type="string" table:style-name="ce15">
            <text:p>Produire un document technique (wiki) sur le code qui produira une affichage brut des données.</text:p>
          </table:table-cell>
          <table:table-cell office:value-type="string" table:style-name="ce15">
            <text:p>Lorsque le document sera complété avec un exemple d'affichage pour chaque UC</text:p>
          </table:table-cell>
          <table:table-cell office:value-type="string" table:style-name="ce15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5">
            <text:p>Sprint 3</text:p>
          </table:table-cell>
          <table:table-cell office:value-type="float" office:value="2" table:style-name="ce23">
            <text:p>2</text:p>
          </table:table-cell>
          <table:table-cell table:style-name="ce12"/>
          <table:table-cell office:value-type="string" table:style-name="ce15">
            <text:p>Sophie</text:p>
          </table:table-cell>
          <table:table-cell office:value-type="date" office:date-value="2012-11-14T00:00:00" table:style-name="ce16">
            <text:p>mercredi, novembre 14, 2012</text:p>
          </table:table-cell>
          <table:table-cell table:style-name="ce16"/>
          <table:table-cell office:value-type="string" table:style-name="ce24">
            <text:p>À faire</text:p>
          </table:table-cell>
          <table:table-cell table:number-columns-repeated="1010" table:style-name="ce17"/>
          <table:table-cell table:number-columns-repeated="15361"/>
        </table:table-row>
        <table:table-row table:style-name="ro5">
          <table:table-cell office:value-type="float" office:value="39" table:style-name="ce19">
            <text:p>39</text:p>
          </table:table-cell>
          <table:table-cell office:value-type="string" table:style-name="ce25">
            <text:p>Rencontre virtuelle avec M. Dupuis.</text:p>
          </table:table-cell>
          <table:table-cell office:value-type="string" table:style-name="ce25">
            <text:p>Rencontrer M. Dupuis de la remise des documents du Sprint 3 et faire la Revue et Rétrospective. Vendredi 16 novembre 2012 à 14h.</text:p>
          </table:table-cell>
          <table:table-cell office:value-type="string" table:style-name="ce25">
            <text:p>Faire la Revue et Rétrospective du sprint 2 et prendre compte des commentaire de M. Dupuis sur le sprint 3.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Sprint 3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string" table:style-name="ce18">
            <text:p>Ralph</text:p>
          </table:table-cell>
          <table:table-cell office:value-type="date" office:date-value="2012-11-16T00:00:00" table:style-name="ce28">
            <text:p>vendredi, novembre 16, 2012</text:p>
          </table:table-cell>
          <table:table-cell table:style-name="ce2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string" table:style-name="ce18">
            <text:p>Coder la collecte de Data</text:p>
          </table:table-cell>
          <table:table-cell office:value-type="string" table:style-name="ce18">
            <text:p>Coder un outil flexible qui permet de récupérer les données utilisant l'API de MediaWiki.</text:p>
          </table:table-cell>
          <table:table-cell office:value-type="string" table:style-name="ce18">
            <text:p>Lorsque le code sera fonctionnel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8">
            <text:p>Sprint 3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string" table:style-name="ce18">
            <text:p>Ralph</text:p>
          </table:table-cell>
          <table:table-cell office:value-type="date" office:date-value="2012-11-18T00:00:00" table:style-name="ce28">
            <text:p>dimanche, novembre 18, 2012</text:p>
          </table:table-cell>
          <table:table-cell table:style-name="ce2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5" table:style-name="ce12">
            <text:p>25</text:p>
          </table:table-cell>
          <table:table-cell office:value-type="string" table:style-name="ce15">
            <text:p>Complété le code WEHA</text:p>
          </table:table-cell>
          <table:table-cell office:value-type="string" table:style-name="ce29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5">
            <text:p>Lorsque le code sera complété et fonctionnel. (Les tests seront fait plus tard)</text:p>
          </table:table-cell>
          <table:table-cell office:value-type="string" table:style-name="ce15">
            <text:p>Reverse Engineering WEHA</text:p>
          </table:table-cell>
          <table:table-cell office:value-type="float" office:value="20" table:style-name="ce23">
            <text:p>20</text:p>
          </table:table-cell>
          <table:table-cell office:value-type="string" table:style-name="ce15">
            <text:p>Sprint 3</text:p>
          </table:table-cell>
          <table:table-cell office:value-type="float" office:value="6" table:style-name="ce12">
            <text:p>6</text:p>
          </table:table-cell>
          <table:table-cell table:style-name="ce12"/>
          <table:table-cell office:value-type="string" table:style-name="ce15">
            <text:p>Sophie</text:p>
          </table:table-cell>
          <table:table-cell office:value-type="date" office:date-value="2012-11-18T00:00:00" table:style-name="ce16">
            <text:p>dimanche, novembre 18, 2012</text:p>
          </table:table-cell>
          <table:table-cell table:style-name="ce16"/>
          <table:table-cell office:value-type="string" table:style-name="ce30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23" table:style-name="ce12">
            <text:p>23</text:p>
          </table:table-cell>
          <table:table-cell office:value-type="string" table:style-name="ce18">
            <text:p>Coder le générateur d'affichage</text:p>
          </table:table-cell>
          <table:table-cell office:value-type="string" table:style-name="ce18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18">
            <text:p>Lorsque le code sera fonctionnel et affichera les données fourni</text:p>
          </table:table-cell>
          <table:table-cell office:value-type="string" table:style-name="ce18">
            <text:p>Spécification de l'interface.</text:p>
          </table:table-cell>
          <table:table-cell office:value-type="float" office:value="10" table:style-name="ce19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19">
            <text:p>6</text:p>
          </table:table-cell>
          <table:table-cell table:style-name="ce19"/>
          <table:table-cell office:value-type="string" table:style-name="ce18">
            <text:p>Sophie</text:p>
          </table:table-cell>
          <table:table-cell office:value-type="date" office:date-value="2012-11-20T00:00:00" table:style-name="ce16">
            <text:p>mardi, novembre 20, 2012</text:p>
          </table:table-cell>
          <table:table-cell table:style-name="ce28"/>
          <table:table-cell office:value-type="string" table:style-name="ce30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string" table:style-name="ce18">
            <text:p>Revue et Rétrospective du sprint 3.</text:p>
          </table:table-cell>
          <table:table-cell office:value-type="string" table:style-name="ce18">
            <text:p>Faire la rétrospective et la revue du sprint 3.</text:p>
          </table:table-cell>
          <table:table-cell office:value-type="string" table:style-name="ce18">
            <text:p>Créer le document Revue et rétrospective du sprint 3. Complété lorsqu'envoyé au professeur.</text:p>
          </table:table-cell>
          <table:table-cell table:style-name="ce18"/>
          <table:table-cell office:value-type="float" office:value="1" table:style-name="ce19">
            <text:p>1</text:p>
          </table:table-cell>
          <table:table-cell office:value-type="string" table:style-name="ce15">
            <text:p>Sprint 3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string" table:style-name="ce18">
            <text:p>Ralph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0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8" table:style-name="ce20">
            <text:p>48</text:p>
          </table:table-cell>
          <table:table-cell office:value-type="string" table:style-name="ce14">
            <text:p>Planification du sprint 4</text:p>
          </table:table-cell>
          <table:table-cell office:value-type="string" table:style-name="ce14">
            <text:p>Faire le carnet de sprint 4. Définir les tâches.<text:s/></text:p>
          </table:table-cell>
          <table:table-cell office:value-type="string" table:style-name="ce14">
            <text:p>Définir les tâches du sprint 4 et rédiger le document. Envoyer le document au prof.</text:p>
          </table:table-cell>
          <table:table-cell table:style-name="ce14"/>
          <table:table-cell office:value-type="float" office:value="1" table:style-name="ce20">
            <text:p>1</text:p>
          </table:table-cell>
          <table:table-cell office:value-type="string" table:style-name="ce14">
            <text:p>Sprint 3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string" table:style-name="ce14">
            <text:p>Ralph, Roosvelt</text:p>
          </table:table-cell>
          <table:table-cell office:value-type="date" office:date-value="2012-11-25T00:00:00" table:style-name="ce21">
            <text:p>dimanche, novembre 25, 2012</text:p>
          </table:table-cell>
          <table:table-cell table:style-name="ce21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50" table:style-name="ce19">
            <text:p>50</text:p>
          </table:table-cell>
          <table:table-cell office:value-type="string" table:style-name="ce18">
            <text:p>Tester la classe Categorize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5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18">
            <text:p>Roosvelt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0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51" table:style-name="ce19">
            <text:p>51</text:p>
          </table:table-cell>
          <table:table-cell office:value-type="string" table:style-name="ce18">
            <text:p>Tester la classe ContentAddition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4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18">
            <text:p>Ralph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52" table:style-name="ce19">
            <text:p>52</text:p>
          </table:table-cell>
          <table:table-cell office:value-type="string" table:style-name="ce18">
            <text:p>Tester la classe ContentMovement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5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18">
            <text:p>Alex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0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53" table:style-name="ce19">
            <text:p>53</text:p>
          </table:table-cell>
          <table:table-cell office:value-type="string" table:style-name="ce18">
            <text:p>Tester la classe ContentRemoval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4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18">
            <text:p>Roosvelt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54" table:style-name="ce19">
            <text:p>54</text:p>
          </table:table-cell>
          <table:table-cell office:value-type="string" table:style-name="ce18">
            <text:p>Tester la classe ContentSubstitution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5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18">
            <text:p>Roosvelt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0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55" table:style-name="ce20">
            <text:p>55</text:p>
          </table:table-cell>
          <table:table-cell office:value-type="string" table:style-name="ce14">
            <text:p>Tester la classe Dewikify</text:p>
          </table:table-cell>
          <table:table-cell office:value-type="string" table:style-name="ce14">
            <text:p>Générer une série de test afin d'assurer le bon fonctionnement des méthodes IsAction() et Classify().</text:p>
          </table:table-cell>
          <table:table-cell office:value-type="string" table:style-name="ce14">
            <text:p>Faire une page Wiki pour la classe, décrire ce que fait la classe et documenter le test. Ensuite écrire le code du test.</text:p>
          </table:table-cell>
          <table:table-cell table:style-name="ce14"/>
          <table:table-cell office:value-type="float" office:value="20" table:style-name="ce20">
            <text:p>20</text:p>
          </table:table-cell>
          <table:table-cell office:value-type="string" table:style-name="ce14">
            <text:p>Sprint 3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string" table:style-name="ce14">
            <text:p>Alex</text:p>
          </table:table-cell>
          <table:table-cell office:value-type="date" office:date-value="2012-11-25T00:00:00" table:style-name="ce21">
            <text:p>dimanche, novembre 25, 2012</text:p>
          </table:table-cell>
          <table:table-cell table:style-name="ce21"/>
          <table:table-cell office:value-type="string" table:style-name="ce31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56" table:style-name="ce19">
            <text:p>56</text:p>
          </table:table-cell>
          <table:table-cell office:value-type="string" table:style-name="ce18">
            <text:p>Tester la classe EditorialComments</text:p>
          </table:table-cell>
          <table:table-cell office:value-type="string" table:style-name="ce18">
            <text:p>Générer une série de test afin d'assurer le bon fonctionnement des méthodes IsAction() et Classify().</text:p>
          </table:table-cell>
          <table:table-cell office:value-type="string" table:style-name="ce18">
            <text:p>Faire une page Wiki pour la classe, décrire ce que fait la classe et documenter le test. Ensuite écrire le code du test.</text:p>
          </table:table-cell>
          <table:table-cell table:style-name="ce18"/>
          <table:table-cell office:value-type="float" office:value="20" table:style-name="ce19">
            <text:p>20</text:p>
          </table:table-cell>
          <table:table-cell office:value-type="string" table:style-name="ce15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18">
            <text:p>Alex</text:p>
          </table:table-cell>
          <table:table-cell office:value-type="date" office:date-value="2012-11-25T00:00:00" table:style-name="ce28">
            <text:p>dimanche, novembre 25, 2012</text:p>
          </table:table-cell>
          <table:table-cell table:style-name="ce28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3" table:style-name="ce18">
            <text:p>43</text:p>
          </table:table-cell>
          <table:table-cell office:value-type="string" table:style-name="ce18">
            <text:p>Tester SentenceDiff.matchingSentence()</text:p>
          </table:table-cell>
          <table:table-cell office:value-type="string" table:style-name="ce18">
            <text:p>Faire les test sur ce que devrait renvoyer la méthode matchingSentence().</text:p>
          </table:table-cell>
          <table:table-cell office:value-type="string" table:style-name="ce18">
            <text:p>Lorsque le test de la méthode sera fait et que la documentation associé sera fait aussi.</text:p>
          </table:table-cell>
          <table:table-cell office:value-type="string" table:style-name="ce18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3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4" table:style-name="ce25">
            <text:p>44</text:p>
          </table:table-cell>
          <table:table-cell office:value-type="string" table:style-name="ce25">
            <text:p>Tester SentenceDiff.mergeSentence()</text:p>
          </table:table-cell>
          <table:table-cell office:value-type="string" table:style-name="ce25">
            <text:p>Faire les test sur ce que devrait renvoyer la méthode mergeSentence().</text:p>
          </table:table-cell>
          <table:table-cell office:value-type="string" table:style-name="ce25">
            <text:p>Lorsque le test de la méthode sera fait et que la documentation associé sera fait aussi.</text:p>
          </table:table-cell>
          <table:table-cell office:value-type="string" table:style-name="ce25">
            <text:p>Planification des tests WEHA et Trouver un Framework de test unitaire pour PHP<text:s/></text:p>
          </table:table-cell>
          <table:table-cell table:style-name="ce26"/>
          <table:table-cell office:value-type="string" table:style-name="ce27">
            <text:p>Sprint 4</text:p>
          </table:table-cell>
          <table:table-cell table:style-name="ce26"/>
          <table:table-cell table:number-columns-repeated="2" table:style-name="ce25"/>
          <table:table-cell table:style-name="ce35"/>
          <table:table-cell table:style-name="ce36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5" table:style-name="ce18">
            <text:p>45</text:p>
          </table:table-cell>
          <table:table-cell office:value-type="string" table:style-name="ce18">
            <text:p>Tester WikiDiffFormatter.outputDiff()<text:s/></text:p>
          </table:table-cell>
          <table:table-cell office:value-type="string" table:style-name="ce18">
            <text:p>Faire les test sur ce que devrait renvoyer la méthode outputDiff() .</text:p>
          </table:table-cell>
          <table:table-cell office:value-type="string" table:style-name="ce18">
            <text:p>Lorsque le test de la méthode sera fait et que la documentation associé sera fait aussi.</text:p>
          </table:table-cell>
          <table:table-cell office:value-type="string" table:style-name="ce18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6" table:style-name="ce14">
            <text:p>46</text:p>
          </table:table-cell>
          <table:table-cell office:value-type="string" table:style-name="ce14">
            <text:p>Tester ActionCategorizer.printResult()<text:s/></text:p>
          </table:table-cell>
          <table:table-cell office:value-type="string" table:style-name="ce14">
            <text:p>Faire les test sur ce que devrait renvoyer la méthode printResult().</text:p>
          </table:table-cell>
          <table:table-cell office:value-type="string" table:style-name="ce14">
            <text:p>Lorsque le test de la méthode sera fait et que la documentation associé sera fait aussi.</text:p>
          </table:table-cell>
          <table:table-cell office:value-type="string" table:style-name="ce14">
            <text:p>Planification des tests WEHA et Trouver un Framework de test unitaire pour PHP<text:s/></text:p>
          </table:table-cell>
          <table:table-cell table:style-name="ce20"/>
          <table:table-cell office:value-type="string" table:style-name="ce15">
            <text:p>Sprint 4</text:p>
          </table:table-cell>
          <table:table-cell table:style-name="ce20"/>
          <table:table-cell table:number-columns-repeated="2" table:style-name="ce14"/>
          <table:table-cell table:style-name="ce38"/>
          <table:table-cell table:style-name="ce39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7" table:style-name="ce18">
            <text:p>47</text:p>
          </table:table-cell>
          <table:table-cell office:value-type="string" table:style-name="ce18">
            <text:p>Tester ActionCategorizer.printResult()</text:p>
          </table:table-cell>
          <table:table-cell office:value-type="string" table:style-name="ce18">
            <text:p>Faire les test sur ce que devrait renvoyer la méthode <text:s/>categorize().</text:p>
          </table:table-cell>
          <table:table-cell office:value-type="string" table:style-name="ce18">
            <text:p>Lorsque le test de la méthode sera fait et que la documentation associé sera fait aussi.</text:p>
          </table:table-cell>
          <table:table-cell office:value-type="string" table:style-name="ce18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0" table:style-name="ce15">
            <text:p>40</text:p>
          </table:table-cell>
          <table:table-cell office:value-type="string" table:style-name="ce18">
            <text:p>Tester SentenceDiff.outputDiff()</text:p>
          </table:table-cell>
          <table:table-cell office:value-type="string" table:style-name="ce18">
            <text:p>Faire les test sur ce que devrait renvoyer la méthode outputDiff.</text:p>
          </table:table-cell>
          <table:table-cell office:value-type="string" table:style-name="ce18">
            <text:p>Lorsque le test de la méthode sera fait et que la documentation associé sera fait aussi.</text:p>
          </table:table-cell>
          <table:table-cell office:value-type="string" table:style-name="ce18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3"/>
          <table:table-cell table:style-name="ce37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1" table:style-name="ce14">
            <text:p>41</text:p>
          </table:table-cell>
          <table:table-cell office:value-type="string" table:style-name="ce14">
            <text:p>Tester SentenceDiff.separateSentences()</text:p>
          </table:table-cell>
          <table:table-cell office:value-type="string" table:style-name="ce14">
            <text:p>Faire les test sur ce que devrait renvoyer la méthode separateSentence.</text:p>
          </table:table-cell>
          <table:table-cell office:value-type="string" table:style-name="ce14">
            <text:p>Lorsque le test de la méthode sera fait et que la documentation associé sera fait aussi.</text:p>
          </table:table-cell>
          <table:table-cell office:value-type="string" table:style-name="ce14">
            <text:p>Planification des tests WEHA et Trouver un Framework de test unitaire pour PHP<text:s/></text:p>
          </table:table-cell>
          <table:table-cell table:style-name="ce20"/>
          <table:table-cell office:value-type="string" table:style-name="ce15">
            <text:p>Sprint 4</text:p>
          </table:table-cell>
          <table:table-cell table:style-name="ce20"/>
          <table:table-cell table:number-columns-repeated="2" table:style-name="ce14"/>
          <table:table-cell table:style-name="ce38"/>
          <table:table-cell table:style-name="ce39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5">
          <table:table-cell office:value-type="float" office:value="42" table:style-name="ce18">
            <text:p>42</text:p>
          </table:table-cell>
          <table:table-cell office:value-type="string" table:style-name="ce18">
            <text:p>Tester SentenceDiff.exactMatch()</text:p>
          </table:table-cell>
          <table:table-cell office:value-type="string" table:style-name="ce18">
            <text:p>Faire les test sur ce que devrait renvoyer la méthode exactMatch().</text:p>
          </table:table-cell>
          <table:table-cell office:value-type="string" table:style-name="ce18">
            <text:p>Lorsque le test de la méthode sera fait et que la documentation associé sera fait aussi.</text:p>
          </table:table-cell>
          <table:table-cell office:value-type="string" table:style-name="ce18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3" table:style-name="ce18">
            <text:p>43</text:p>
          </table:table-cell>
          <table:table-cell office:value-type="string" table:style-name="ce18">
            <text:p>Décider des classes à modifier ou à compléter</text:p>
          </table:table-cell>
          <table:table-cell office:value-type="string" table:style-name="ce18">
            <text:p>Suite aux résultats des tests unitaires PHP Il faudra se mettre d'accord sur les classes qu'on devrait conserver, modifier ou refaire.</text:p>
          </table:table-cell>
          <table:table-cell office:value-type="string" table:style-name="ce18">
            <text:p>Une fois que l'on aura la liste des <text:s/>classes<text:s/></text:p>
          </table:table-cell>
          <table:table-cell office:value-type="string" table:style-name="ce18">
            <text:p>C'est ce qui va décider des nouvelles classes et méthodes à coder</text:p>
          </table:table-cell>
          <table:table-cell table:style-name="ce19"/>
          <table:table-cell office:value-type="string" table:style-name="ce15">
            <text:p>Sprint 4</text:p>
          </table:table-cell>
          <table:table-cell table:style-name="ce19"/>
          <table:table-cell table:number-columns-repeated="2" table:style-name="ce18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9">
          <table:table-cell office:value-type="float" office:value="44" table:style-name="ce42">
            <text:p>44</text:p>
          </table:table-cell>
          <table:table-cell office:value-type="string" table:style-name="ce18">
            <text:p>Coder le générateur d'affichage des résultats compléxes</text:p>
          </table:table-cell>
          <table:table-cell office:value-type="string" table:style-name="ce18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18">
            <text:p>Lorsque le code sera fonctionnel et affichera les données fourni</text:p>
          </table:table-cell>
          <table:table-cell office:value-type="string" table:style-name="ce18">
            <text:p>Spécification de l'interface.</text:p>
          </table:table-cell>
          <table:table-cell office:value-type="float" office:value="20" table:style-name="ce19">
            <text:p>20</text:p>
          </table:table-cell>
          <table:table-cell office:value-type="string" table:style-name="ce13">
            <text:p>Sprint 4</text:p>
          </table:table-cell>
          <table:table-cell office:value-type="float" office:value="6" table:style-name="ce19">
            <text:p>6</text:p>
          </table:table-cell>
          <table:table-cell table:style-name="ce19"/>
          <table:table-cell table:style-name="ce18"/>
          <table:table-cell table:style-name="ce16"/>
          <table:table-cell table:style-name="ce28"/>
          <table:table-cell office:value-type="string" table:style-name="ce30">
            <text:p>À faire</text:p>
          </table:table-cell>
          <table:table-cell table:number-columns-repeated="16371"/>
        </table:table-row>
        <table:table-row table:style-name="ro4">
          <table:table-cell office:value-type="float" office:value="45" table:style-name="ce41">
            <text:p>45</text:p>
          </table:table-cell>
          <table:table-cell office:value-type="string" table:style-name="ce18">
            <text:p>Revue et Rétrospective du sprint 4.</text:p>
          </table:table-cell>
          <table:table-cell office:value-type="string" table:style-name="ce18">
            <text:p>Faire la rétrospective et la revue du sprint 4.</text:p>
          </table:table-cell>
          <table:table-cell office:value-type="string" table:style-name="ce18">
            <text:p>Créer le document Revue et rétrospective du sprint 4. Complété lorsqu'envoyé au professeur.</text:p>
          </table:table-cell>
          <table:table-cell table:style-name="ce18"/>
          <table:table-cell office:value-type="float" office:value="1" table:style-name="ce19">
            <text:p>1</text:p>
          </table:table-cell>
          <table:table-cell office:value-type="string" table:style-name="ce15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18"/>
          <table:table-cell table:number-columns-repeated="2" table:style-name="ce28"/>
          <table:table-cell office:value-type="string" table:style-name="ce30">
            <text:p>À faire</text:p>
          </table:table-cell>
          <table:table-cell table:number-columns-repeated="16371"/>
        </table:table-row>
        <table:table-row table:style-name="ro10">
          <table:table-cell office:value-type="float" office:value="46" table:style-name="ce41">
            <text:p>46</text:p>
          </table:table-cell>
          <table:table-cell office:value-type="string" table:style-name="ce18">
            <text:p>Préparatin du rapport final à remettre au prof</text:p>
          </table:table-cell>
          <table:table-cell office:value-type="string" table:style-name="ce18">
            <text:p>Faire la rétrospective, <text:s/>la revue des sprints. Faire une synthése.</text:p>
          </table:table-cell>
          <table:table-cell office:value-type="string" table:style-name="ce18">
            <text:p>Créer le document de synthèse afin de l'envoyer et de le remttre au prof</text:p>
          </table:table-cell>
          <table:table-cell table:style-name="ce18"/>
          <table:table-cell office:value-type="string" table:style-name="ce19">
            <text:p><text:s/></text:p>
          </table:table-cell>
          <table:table-cell office:value-type="string" table:style-name="ce15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18"/>
          <table:table-cell table:number-columns-repeated="2" table:style-name="ce28"/>
          <table:table-cell office:value-type="string" table:style-name="ce30">
            <text:p>À faire</text:p>
          </table:table-cell>
          <table:table-cell table:number-columns-repeated="16371"/>
        </table:table-row>
        <table:table-row table:style-name="ro4">
          <table:table-cell office:value-type="float" office:value="47" table:style-name="ce41">
            <text:p>47</text:p>
          </table:table-cell>
          <table:table-cell office:value-type="string" table:style-name="ce18">
            <text:p>Préparation de la présentation en classe</text:p>
          </table:table-cell>
          <table:table-cell office:value-type="string" table:style-name="ce18">
            <text:p>Il faudra péparer la présenation orale devant la classe <text:s/>du projet</text:p>
          </table:table-cell>
          <table:table-cell office:value-type="string" table:style-name="ce18">
            <text:p>Créer le document Revue et rétrospective du sprint 4. Complété lorsqu'envoyé au professeur.</text:p>
          </table:table-cell>
          <table:table-cell table:style-name="ce18"/>
          <table:table-cell office:value-type="string" table:style-name="ce19">
            <text:p><text:s/></text:p>
          </table:table-cell>
          <table:table-cell office:value-type="string" table:style-name="ce15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18"/>
          <table:table-cell table:number-columns-repeated="2" table:style-name="ce28"/>
          <table:table-cell office:value-type="string" table:style-name="ce30">
            <text:p>À faire</text:p>
          </table:table-cell>
          <table:table-cell table:number-columns-repeated="16371"/>
        </table:table-row>
        <table:table-row table:number-rows-repeated="65487" table:style-name="ro1">
          <table:table-cell table:number-columns-repeated="16384"/>
        </table:table-row>
        <table:table-row table:number-rows-repeated="983057" table:style-name="ro11">
          <table:table-cell table:number-columns-repeated="16384"/>
        </table:table-row>
      </table:table>
      <table:named-expressions>
        <table:named-range table:name="Print_Area" table:cell-range-address="Sprint_BackLog_1.$A$1:Sprint_BackLog_1.$M$11" table:base-cell-address="Sprint_BackLog_1.$A$1"/>
      </table:named-expressions>
      <table:database-ranges>
        <table:database-range table:target-range-address="Sprint_BackLog_1.A6:Sprint_BackLog_1.AMI23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osvelt Lamour</meta:initial-creator>
    <dc:creator>Roosvelt Lamour</dc:creator>
    <meta:creation-date>1969-12-31T16:00:00Z</meta:creation-date>
    <dc:date>2012-11-25T17:30:54Z</dc:date>
  </office:meta>
</office:document-meta>
</file>